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407a2" officeooo:paragraph-rsid="000d1085"/>
    </style:style>
    <style:style style:name="P2" style:family="paragraph" style:parent-style-name="Standard">
      <style:text-properties officeooo:rsid="001e83c0" officeooo:paragraph-rsid="000d1085"/>
    </style:style>
    <style:style style:name="P3" style:family="paragraph" style:parent-style-name="Standard">
      <style:text-properties officeooo:rsid="001fdad2" officeooo:paragraph-rsid="000d1085"/>
    </style:style>
    <style:style style:name="P4" style:family="paragraph" style:parent-style-name="Standard">
      <style:text-properties officeooo:rsid="002032e2" officeooo:paragraph-rsid="000d1085"/>
    </style:style>
    <style:style style:name="P5" style:family="paragraph" style:parent-style-name="Standard">
      <style:text-properties officeooo:rsid="0020e2f2" officeooo:paragraph-rsid="000d1085"/>
    </style:style>
    <style:style style:name="P6" style:family="paragraph" style:parent-style-name="Standard">
      <style:text-properties officeooo:rsid="0022556b" officeooo:paragraph-rsid="000d1085"/>
    </style:style>
    <style:style style:name="P7" style:family="paragraph" style:parent-style-name="Standard">
      <style:text-properties style:font-name="Dudu Cyryllic" officeooo:rsid="002407a2" officeooo:paragraph-rsid="000d1085"/>
    </style:style>
    <style:style style:name="P8" style:family="paragraph" style:parent-style-name="Standard">
      <style:text-properties style:font-name="Liberation Serif" fo:font-style="italic" officeooo:rsid="00119402" officeooo:paragraph-rsid="000d1085" style:font-style-asian="italic" style:font-style-complex="italic"/>
    </style:style>
    <style:style style:name="T1" style:family="text">
      <style:text-properties officeooo:rsid="001e8a4c"/>
    </style:style>
    <style:style style:name="T2" style:family="text">
      <style:text-properties officeooo:rsid="0310ef77"/>
    </style:style>
    <style:style style:name="T3" style:family="text">
      <style:text-properties officeooo:rsid="00ff4a94"/>
    </style:style>
    <style:style style:name="T4" style:family="text">
      <style:text-properties officeooo:rsid="002032e2"/>
    </style:style>
    <style:style style:name="T5" style:family="text">
      <style:text-properties officeooo:rsid="011c4e4b"/>
    </style:style>
    <style:style style:name="T6" style:family="text">
      <style:text-properties officeooo:rsid="0020e2f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310ef77" style:font-style-asian="italic" style:font-style-complex="italic"/>
    </style:style>
    <style:style style:name="T9" style:family="text">
      <style:text-properties officeooo:rsid="0022556b"/>
    </style:style>
    <style:style style:name="T10" style:family="text">
      <style:text-properties officeooo:rsid="0311071c"/>
    </style:style>
    <style:style style:name="T11" style:family="text">
      <style:text-properties officeooo:rsid="0011d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Официальным руководителем нашего молодёжного ансамбля поехала Элеонора Николаевна, номинальная глава Детского сектора Клуба, в одной из своих блузок с рюшечками крахмальной белизны и с брошью-камеей под воротником. <text:s/></text:p>
      <text:p text:style-name="P2"><text:span text:style-name="T1">Д</text:span>линные серьги, <text:span text:style-name="T1">р</text:span>азумеется, висели на месте.</text:p>
      <text:p text:style-name="P3">В Сумы мы выехали утренним дизельпоездом. Пока его дожидались, меня странно поразило <text:s text:c="2"/>зрелище трёх облокотившихся друг на друга гитар на <text:span text:style-name="T2">заснеженном </text:span>перроне. </text:p>
      <text:p text:style-name="P3">Какая-то пронзительная обнажённость.</text:p>
      <text:p text:style-name="P3">Областной Дворец Культуры гудел как улей, переполненный съехавшимися на смотр молодыми талантами.</text:p>
      <text:p text:style-name="P3">Нас прослушали в отдельном зале и записали участниками в гала-концерт на пять часов того же дня.</text:p>
      <text:p text:style-name="P3">В других залах тоже шли прослушивания и репетиции; <text:span text:style-name="T2">там </text:span>я впервые в жизни услыхал и был заворожён мяучащими звуками живой электрогитары. Вау! Вау! Она своим вибрато заполняла весь тот зал.</text:p>
      <text:p text:style-name="P3"/>
      <text:p text:style-name="P3">Мы вышли перекусить и в столовой я попал под чары Светы Василенко из группы хористок двенадцатой школы. </text:p>
      <text:p text:style-name="P3">На обратном пути я шёл как привязанный рядом с ней и её долговязой подружкой, несмотря на оклики и хаханьки моих друзей, шагавших позади.</text:p>
      <text:p text:style-name="P3"><text:span text:style-name="T3">Во время</text:span> последней предконцертной репетиции она окончательно меня покорила. </text:p>
      <text:p text:style-name="P3">Выразительно посмотрев на меня, её чёрные, чуть подведённые тушью глаза устремлялись к потолку, или скромно опускались долу.</text:p>
      <text:p text:style-name="P3">В книгах я читал, что красотки умеют стрелять глазами, но <text:span text:style-name="T4">и</text:span> предпол<text:span text:style-name="T4">ожить не мог</text:span>, что их стрельба сражает наповал.</text:p>
      <text:p text:style-name="P4">Репетиция закончилась, а до концерта ещё два часа. Я подошёл к ней и позвал сходить в кино.</text:p>
      <text:p text:style-name="P4">Она замялась и начала нерешительно отнекиваться, несмотря на вспомогательные уговоры её подружки, не такой уж, <text:span text:style-name="T5">вобщем-то,</text:span> и долговязой, <text:span text:style-name="T3">чтобы она пошла</text:span> со мной. <text:span text:style-name="T3">А что такого?</text:span></text:p>
      <text:p text:style-name="P4">Я всё же добился от <text:span text:style-name="T5">Светы</text:span> окончательного «нет» и ушёл с простреленным сердцем.</text:p>
      <text:p text:style-name="P4">До самого кинотеатра я был при смерти, пока не погрузился в волшебны<text:span text:style-name="T3">й</text:span> мир Франции семнадцатого века с Жераром Филипом и Джиной Лолобриджиной в «Фанфан-тюльпане». </text:p>
      <text:p text:style-name="P4">Они меня воскресили.</text:p>
      <text:p text:style-name="P4"/>
      <text:p text:style-name="P4">Как мы выступили? </text:p>
      <text:p text:style-name="P4">Мне трудно дать оценку с моим неахтишным музыкальным слухом.</text:p>
      <text:p text:style-name="P4">Когда три гитары <text:span text:style-name="T3">зудят</text:span> в унисон одинаковыми аккордами, не очень-то и разберёшь которая из них не строит.</text:p>
      <text:p text:style-name="P4">Изолента смягчала думканье контрабаса. </text:p>
      <text:p text:style-name="P4">Чепа стучал не палочками, а щёточками для джаза.</text:p>
      <text:p text:style-name="P4">Аккордеон Валентины, растягиваясь поверх её энергичной фигуры, покрывал эр-гармонические неточности заодно с <text:s/>огрехами входа в тональность.</text:p>
      <text:p text:style-name="P4">Полагаю, <text:span text:style-name="T2">всё </text:span>это <text:span text:style-name="T2">звучало</text:span> свежо, задорно, молодо, талантливо и — главное! — патриотично.</text:p>
      <text:p text:style-name="P4"/>
      <text:p text:style-name="P4">Обратно мы поехали не поездом, а на автобусе завода КПВРЗ, что загодя приехал <text:span text:style-name="T6">в Сумы. </text:span></text:p>
      <text:p text:style-name="P5">Не зря мы брали с собой Элеонору Николаевну.</text:p>
      <text:p text:style-name="P5">В автобусе все поглядывали на меня и Свету со значением, хоть мы и не рядом сидели. Девушки затягивали всякие песни с намёками про очи, что сводят с ума и «<text:span text:style-name="T7">светит Светик, </text:span><text:span text:style-name="T8">С</text:span><text:span text:style-name="T7">вети</text:span><text:span text:style-name="T8">к</text:span><text:span text:style-name="T7"> ясный</text:span>...»</text:p>
      <text:p text:style-name="P5">Света сердилась, а мне было хоть и неловко, но пофигу.</text:p>
      <text:p text:style-name="P5"/>
      <text:p text:style-name="P5"><text:soft-page-break/>На следующий день в школе Володя Гуревич с громким смехом неоднократно повторял, что меня перевербовали в стан противника по КВН.</text:p>
      <text:p text:style-name="P5">Толик Судак, из нашего класса, ни с того ни с сего начал на перемене рассказывать, что Света Василенко дочка начальника отделения милиции и живёт на Деповской, а один раз пришла в свою школу в затруханной юбке.</text:p>
      <text:p text:style-name="P5">За подобные выпады в адрес возлюбленной нужно вызывать на дуэль. Но Толик на физкультуре стоял <text:span text:style-name="T5">по росту первым</text:span>, был крепким подлипенским хлопцем и всегда всё точно знал, наверно, потому, что его мать вела математику в нашей школе.</text:p>
      <text:p text:style-name="P5"><text:span text:style-name="T3">Вот</text:span> я просто <text:span text:style-name="T3">и </text:span>стоял <text:span text:style-name="T3">себе</text:span>, будто вовсе <text:span text:style-name="T2">тут </text:span>не при чём и меня это не касается, и молча ненавидел блондинистые кудри и полусонный взгляд мутновато-голубых глаз Толика Судака.</text:p>
      <text:p text:style-name="P5"/>
      <text:p text:style-name="P5"><text:span text:style-name="T3">Вскоре</text:span> молодёжный ансамбль участвовал в Клубном концерте, но когда он кончился я не пошёл провожать Свету Василенко.</text:p>
      <text:p text:style-name="P5">Что убило мою любовь?</text:p>
      <text:p text:style-name="P5">Монотонная шутка и громкий смех Володи Гуревича?</text:p>
      <text:p text:style-name="P5">Или, может, донос Судака о затруханной юбке?</text:p>
      <text:p text:style-name="P5">Нет, скорее всего — факт её проживания на Деповской.</text:p>
      <text:p text:style-name="P5">Это тоже неблагоприятный район для влюблённых.</text:p>
      <text:p text:style-name="P5">Вадик Глущенко один раз провожал девушку с Деповской и его там перехватило кодло человек из десяти. </text:p>
      <text:p text:style-name="P5">Вобщем, сбили с ног и всем кодляком понесли на носаках ботинков.</text:p>
      <text:p text:style-name="P5">- <text:span text:style-name="T9">Главное, голову закрыть руками, а что они тебя месят уже и не доходит,- делился он позднее приобретённым опытом.</text:span></text:p>
      <text:p text:style-name="P5"/>
      <text:p text:style-name="P6">Под конец зимы выпал такой обильный снег, что после снегопада по Нежинской пришлось проехать бульдозеру, раздвигая метровые сугробы.</text:p>
      <text:p text:style-name="P6">По пути из школы, мне интереснее было скакать по навороченным вдоль заборов торосам, чем идти по расчищенному.</text:p>
      <text:p text:style-name="P6">Перепрыгнув с одной снеговой глыбы на другую, я вдруг почувствовал резкую боль в паху. Остальную часть пути до хаты я добрёл по следам от бульдозерных гусениц.</text:p>
      <text:p text:style-name="P6">Вечером мама, обеспоко<text:span text:style-name="T2">ившись</text:span> моими стонами, велела показать что там у меня такое. Я отказался. Тогда отец сказал:</text:p>
      <text:p text:style-name="P6">- Ну, мне-то можно, я тоже мужик.</text:p>
      <text:p text:style-name="P6">Мошонка распухла до размеров стакана и была твёрдой на ощупь. Отец нахмурился и когда мама спросила из кухни:</text:p>
      <text:p text:style-name="P6">- Что?</text:p>
      <text:p text:style-name="P6">Он сказал, что м<text:span text:style-name="T5">еня</text:span> надо показать врачу.</text:p>
      <text:p text:style-name="P6">Это был жуткий вечер — агония отчаяния и паники.</text:p>
      <text:p text:style-name="P6">Утром, укорóченными шагами, я пришёл с мамой в железнодорожную поликлинику рядом с Вокзалом.</text:p>
      <text:p text:style-name="P6">В регистратуре нам дали квадратик бумаги с номером моей очереди на приём. </text:p>
      <text:p text:style-name="P6">Мы сели дожидаться на стульях в гулком коридоре возле двери в кабинет.</text:p>
      <text:p text:style-name="P6">Когда пришёл мой черёд зайти в белую дверь, я, пряча глаза от мамы, сказал ей, что, если надо, я согласен на операцию, лишь бы всё было нормально.</text:p>
      <text:p text:style-name="P6">Врачом оказалась женщина, но видно белый халат уравнял её с мужиками, или мой страх утратить то, сам не знаю что, заглушил мой стыд.</text:p>
      <text:p text:style-name="P1">Врач сказала, что это растяжение и нужно делать спиртовой компресс.</text:p>
      <text:p text:style-name="P1">Через два дня мошонка приняла привычные очертания и я забыл свои мучительные страхи.</text:p>
      <text:p text:style-name="P1"/>
      <text:p text:style-name="P1">Седьмого марта Владя принёс в школу миниатюрную бутылочку коньяка.</text:p>
      <text:p text:style-name="P1">Мы выпили его втроём — каждому по глотку. Во рту стало тепло и нас тянуло смеяться, но ничего похожего на кайф от того вина на Владином дне рожденья.</text:p>
      <text:p text:style-name="P1"><text:soft-page-break/>Нас распустили пораньше, ведь это предпраздничный день, и пока я дошёл домой всё совсем выветрилось, кроме тяжести в голове.</text:p>
      <text:p text:style-name="P1">Я полез на крышу хаты, потому что отец уже несколько дней говорил мне, что надо сбросить оттуда снег.</text:p>
      <text:p text:style-name="P1">Четыре кирпичные трубы торчащие <text:span text:style-name="T10">из</text:span> снег<text:span text:style-name="T10">а</text:span> помогли определить границы нашей части <text:s/>крыши.</text:p>
      <text:p text:style-name="P1">Скат крыши довольно крут и под конец работы мои валенки заскользили и я свалился в палисадник.</text:p>
      <text:p text:style-name="P1">Приземление оказалось удачным — на обе ноги в глубокий сугроб, но когда я увидел рядом с собой заострённо запиленные <text:s/>доски штакетника между палисадником и двором Турковых, <text:span text:style-name="T3">то</text:span> запоздало похолодел от ужаса.</text:p>
      <text:p text:style-name="P7"/>
      <text:p text:style-name="P8"><text:span text:style-name="T3">(...в</text:span> те непостижимо далёкие времена я ещё не знал, что все мои невзгоды и падения <text:span text:style-name="T11">исходят</text:span> от той сволочи в не<text:span text:style-name="T11">достиж</text:span>имо далёком будущем, которая сейчас слагает это письмо...<text:span text:style-name="T3">)</text:span></text:p>
      <text:p text:style-name="P8"/>
      <text:p text:style-name="P1">Вскоре в нашем классе проводился медосмотр, на ребят заполняли карточки допризывников. Девушек вывели в другой класс для какой-то особой лекции, а нам сказали раздеться, осматривали, стукали молоточком под коленкой и измеряли рост.</text:p>
      <text:p text:style-name="P1">В графе «половое развитие» мне как и всем написали N.</text:p>
      <text:p text:style-name="P1">Толик Судак объяснил, что это значит «нормальное», и что только Саше Шведову написали что-то другое, а девушки как-то вызнали и поэтому, вон, шушукаются и хихикаю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55:08.776721751</meta:creation-date>
    <dc:date>2017-03-01T16:55:15.01655992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8" meta:word-count="1091" meta:character-count="6989" meta:non-whitespace-character-count="5944"/>
    <meta:generator>LibreOffice/4.3.3.2$Linux_x86 LibreOffice_project/430m0$Build-2</meta:generator>
  </office:meta>
</office:document-meta>
</file>